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0000000E1B69C67DB.png" manifest:media-type="image/png"/>
  <manifest:file-entry manifest:full-path="Pictures/10000000000002920000004D6C1EFB04.png" manifest:media-type="image/png"/>
  <manifest:file-entry manifest:full-path="Pictures/10000000000002D3000000C140AF0B43.png" manifest:media-type="image/png"/>
  <manifest:file-entry manifest:full-path="Pictures/10000000000002CF000000DC2E0CC2D8.png" manifest:media-type="image/png"/>
  <manifest:file-entry manifest:full-path="Pictures/10000000000002430000008B8AC329AF.png" manifest:media-type="image/png"/>
  <manifest:file-entry manifest:full-path="Pictures/100000000000027700000102F43EE9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8.999cm" svg:height="5.237cm" svg:x="1cm" svg:y="2.013cm">
          <draw:image xlink:href="Pictures/1000000000000330000000E1B69C67DB.png" xlink:type="simple" xlink:show="embed" xlink:actuate="onLoad" draw:mime-type="image/png">
            <text:p/>
          </draw:image>
        </draw:frame>
        <draw:frame draw:style-name="gr1" draw:text-style-name="P1" draw:layer="layout" svg:width="17.409cm" svg:height="2.036cm" svg:x="1cm" svg:y="16.25cm">
          <draw:image xlink:href="Pictures/10000000000002920000004D6C1EFB04.png" xlink:type="simple" xlink:show="embed" xlink:actuate="onLoad" draw:mime-type="image/png">
            <text:p/>
          </draw:image>
        </draw:frame>
      </draw:page>
      <draw:page draw:name="page2" draw:style-name="dp1" draw:master-page-name="預設">
        <draw:frame draw:style-name="gr1" draw:text-style-name="P1" draw:layer="layout" svg:width="18.999cm" svg:height="5.07cm" svg:x="1cm" svg:y="1.5cm">
          <draw:image xlink:href="Pictures/10000000000002D3000000C140AF0B4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5.812cm" svg:x="1cm" svg:y="12.75cm">
          <draw:image xlink:href="Pictures/10000000000002CF000000DC2E0CC2D8.png" xlink:type="simple" xlink:show="embed" xlink:actuate="onLoad" draw:mime-type="image/png">
            <text:p/>
          </draw:image>
        </draw:frame>
      </draw:page>
      <draw:page draw:name="page3" draw:style-name="dp1" draw:master-page-name="預設">
        <draw:frame draw:style-name="gr1" draw:text-style-name="P1" draw:layer="layout" svg:width="16.694cm" svg:height="6.825cm" svg:x="1cm" svg:y="13.675cm">
          <draw:image xlink:href="Pictures/100000000000027700000102F43EE94A.png" xlink:type="simple" xlink:show="embed" xlink:actuate="onLoad" draw:mime-type="image/png">
            <text:p/>
          </draw:image>
        </draw:frame>
        <draw:frame draw:style-name="gr1" draw:text-style-name="P1" draw:layer="layout" svg:width="15.318cm" svg:height="3.677cm" svg:x="1cm" svg:y="1.5cm">
          <draw:image xlink:href="Pictures/10000000000002430000008B8AC329A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5T16:10:05.772000000</meta:creation-date>
    <dc:date>2024-03-15T18:18:21.740000000</dc:date>
    <meta:editing-duration>PT12M59S</meta:editing-duration>
    <meta:editing-cycles>1</meta:editing-cycles>
    <meta:document-statistic meta:object-count="6"/>
    <meta:generator>LibreOffice/24.2.1.2$Windows_X86_64 LibreOffice_project/db4def46b0453cc22e2d0305797cf981b68ef5ac</meta:generator>
  </office:meta>
</office:document-meta>
</file>